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D869F8C6C968CF15.png" manifest:media-type="image/png"/>
  <manifest:file-entry manifest:full-path="Pictures/100000010000078000000438E133E57B3968531C.png" manifest:media-type="image/png"/>
  <manifest:file-entry manifest:full-path="Pictures/1000000100000780000004386DB8F3935F7D6BAF.png" manifest:media-type="image/png"/>
  <manifest:file-entry manifest:full-path="Pictures/1000000100000780000004382A7DCE31742A244B.png" manifest:media-type="image/png"/>
  <manifest:file-entry manifest:full-path="Pictures/10000001000007800000043833BD454D7C94D675.png" manifest:media-type="image/png"/>
  <manifest:file-entry manifest:full-path="Pictures/1000000100000780000004384A6E2A4629E5B8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3c6b" officeooo:paragraph-rsid="001c3c6b"/>
    </style:style>
    <style:style style:name="P2" style:family="paragraph">
      <loext:graphic-properties draw:fill="none"/>
      <style:text-properties fo:font-size="12pt"/>
    </style:style>
    <style:style style:name="P3" style:family="paragraph">
      <loext:graphic-properties draw:fill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6772in, 7.352in, 0.2965in, 7.354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7126in, 10.372in, 2.3917in, 5.5484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5717in, 5.8291in, 1.7327in, 6.38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472in, 7.2925in, 1.4236in, 4.9256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3925in, 3.9307in, 0.2339in, 3.4945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2866in, 2.5602in, 0.4134in, 2.8402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98in" svg:stroke-color="#ff0000" draw:marker-start-width="0.228in" draw:marker-end-width="0.228in" draw:fill="none" draw:textarea-horizontal-align="justify" draw:textarea-vertical-align="middle" draw:auto-grow-height="false" fo:min-height="5.0807in" fo:min-width="7.6429in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598in" draw:marker-start-width="0.228in" draw:marker-end-width="0.228in" draw:fill="none" draw:textarea-horizontal-align="justify" draw:textarea-vertical-align="middle" draw:auto-grow-height="false" fo:min-height="1.2846in" fo:min-width="5.1736in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81d41a" draw:marker-start-width="0.1689in" draw:marker-end-width="0.1689in" draw:fill="none" draw:textarea-horizontal-align="justify" draw:textarea-vertical-align="middle" draw:auto-grow-height="false" fo:min-height="0.2346in" fo:min-width="1.19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598in" svg:stroke-color="#ff0000" draw:marker-start-width="0.228in" draw:marker-end-width="0.228in" draw:fill="none" draw:textarea-horizontal-align="justify" draw:textarea-vertical-align="middle" draw:auto-grow-height="false" fo:min-height="11.3654in" fo:min-width="7.7055in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598in" svg:stroke-color="#ff0000" draw:marker-start-width="0.228in" draw:marker-end-width="0.228in" draw:fill="none" draw:textarea-horizontal-align="justify" draw:textarea-vertical-align="middle" draw:auto-grow-height="false" fo:min-height="5.7654in" fo:min-width="7.7929in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1in" svg:stroke-color="#ff0000" draw:marker-start-width="0.2874in" draw:marker-end-width="0.2874in" draw:fill="none" draw:textarea-horizontal-align="justify" draw:textarea-vertical-align="middle" draw:auto-grow-height="false" fo:min-height="4.611in" fo:min-width="6.7571in" fo:padding-top="0.0484in" fo:padding-bottom="0.0484in" fo:padding-left="0.0484in" fo:padding-right="0.0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598in" svg:stroke-color="#00a933" draw:marker-start-width="0.228in" draw:marker-end-width="0.228in" draw:fill="none" draw:textarea-horizontal-align="justify" draw:textarea-vertical-align="middle" draw:auto-grow-height="false" fo:min-height="2.0508in" fo:min-width="3.6953in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402in" svg:stroke-color="#00a933" draw:marker-start-width="0.1984in" draw:marker-end-width="0.1984in" draw:fill="none" draw:textarea-horizontal-align="justify" draw:textarea-vertical-align="middle" draw:auto-grow-height="false" fo:min-height="3.2472in" fo:min-width="3.8425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799in" draw:marker-start-width="0.2575in" draw:marker-end-width="0.2575in" draw:fill="none" draw:textarea-horizontal-align="justify" draw:textarea-vertical-align="middle" draw:auto-grow-height="false" fo:min-height="3.7717in" fo:min-width="4.572in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598in" svg:stroke-color="#81d41a" draw:marker-start-width="0.228in" draw:marker-end-width="0.228in" draw:fill="none" draw:textarea-horizontal-align="justify" draw:textarea-vertical-align="middle" draw:auto-grow-height="false" fo:min-height="1.2917in" fo:min-width="4.6772in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1in" svg:stroke-color="#81d41a" draw:marker-start-width="0.2874in" draw:marker-end-width="0.2874in" draw:fill="none" draw:textarea-horizontal-align="justify" draw:textarea-vertical-align="middle" draw:auto-grow-height="false" fo:min-height="6.1717in" fo:min-width="4.1925in" fo:padding-top="0.0484in" fo:padding-bottom="0.0484in" fo:padding-left="0.0484in" fo:padding-right="0.0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598in" draw:marker-start-width="0.228in" draw:marker-end-width="0.228in" draw:fill="none" draw:textarea-horizontal-align="justify" draw:textarea-vertical-align="middle" draw:auto-grow-height="false" fo:min-height="3.7626in" fo:min-width="4.3764in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0402in" draw:marker-start-width="0.1984in" draw:marker-end-width="0.1984in" draw:fill="none" draw:textarea-horizontal-align="justify" draw:textarea-vertical-align="middle" draw:auto-grow-height="false" fo:min-height="1.1783in" fo:min-width="3.8193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0402in" svg:stroke-color="#00a933" draw:marker-start-width="0.1984in" draw:marker-end-width="0.1984in" draw:fill="none" draw:textarea-horizontal-align="justify" draw:textarea-vertical-align="middle" draw:auto-grow-height="false" fo:min-height="0.3335in" fo:min-width="2.5138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0402in" svg:stroke-color="#00a933" draw:marker-start-width="0.1984in" draw:marker-end-width="0.1984in" draw:fill="none" draw:textarea-horizontal-align="justify" draw:textarea-vertical-align="middle" draw:auto-grow-height="false" fo:min-height="0.2992in" fo:min-width="4.278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402in" draw:marker-start-width="0.1984in" draw:marker-end-width="0.1984in" draw:fill="none" draw:textarea-horizontal-align="justify" draw:textarea-vertical-align="middle" draw:auto-grow-height="false" fo:min-height="10.1945in" fo:min-width="5.6807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201in" draw:marker-start-width="0.1689in" draw:marker-end-width="0.1689in" draw:fill="none" draw:textarea-horizontal-align="justify" draw:textarea-vertical-align="middle" draw:auto-grow-height="false" fo:min-height="0.2445in" fo:min-width="5.8764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0598in" svg:stroke-color="#ff0000" draw:marker-start-width="0.228in" draw:marker-end-width="0.228in" draw:fill="none" draw:textarea-horizontal-align="justify" draw:textarea-vertical-align="middle" draw:auto-grow-height="false" fo:min-height="11.0138in" fo:min-width="6.1807in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0799in" draw:marker-start-width="0.2575in" draw:marker-end-width="0.2575in" draw:fill="none" draw:textarea-horizontal-align="justify" draw:textarea-vertical-align="middle" draw:auto-grow-height="false" fo:min-height="4.4063in" fo:min-width="4.2917in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0799in" draw:marker-start-width="0.2575in" draw:marker-end-width="0.2575in" draw:fill="none" draw:textarea-horizontal-align="justify" draw:textarea-vertical-align="middle" draw:auto-grow-height="false" fo:min-height="10.0028in" fo:min-width="5.8437in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width="0.0598in" draw:marker-start-width="0.228in" draw:marker-end-width="0.228in" draw:fill="none" draw:textarea-horizontal-align="justify" draw:textarea-vertical-align="middle" draw:auto-grow-height="false" fo:min-height="0.339in" fo:min-width="7.302in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vg:stroke-width="0.0598in" draw:marker-start-width="0.228in" draw:marker-end-width="0.228in" draw:fill="none" draw:textarea-horizontal-align="justify" draw:textarea-vertical-align="middle" draw:auto-grow-height="false" fo:min-height="0.3854in" fo:min-width="7.4063in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textarea-horizontal-align="justify" draw:textarea-vertical-align="middle" draw:auto-grow-height="false" fo:min-height="0.0728in" fo:min-width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svg:stroke-width="0.0799in" draw:marker-start-width="0.2575in" draw:marker-end-width="0.2575in" draw:fill="none" draw:textarea-horizontal-align="justify" draw:textarea-vertical-align="middle" draw:auto-grow-height="false" fo:min-height="0.3728in" fo:min-width="7.4791in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svg:stroke-width="0.0598in" draw:marker-start-width="0.228in" draw:marker-end-width="0.228in" draw:fill="none" draw:textarea-horizontal-align="justify" draw:textarea-vertical-align="middle" draw:auto-grow-height="false" fo:min-height="2.9in" fo:min-width="5.1898in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svg:stroke-color="#ff0000" draw:fill="none" draw:textarea-horizontal-align="justify" draw:textarea-vertical-align="middle" draw:auto-grow-height="false" fo:min-height="4.7083in" fo:min-width="6.7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svg:stroke-width="0.1in" svg:stroke-color="#ff0000" draw:marker-start-width="0.2874in" draw:marker-end-width="0.2874in" draw:fill="none" draw:textarea-horizontal-align="justify" draw:textarea-vertical-align="middle" draw:auto-grow-height="false" fo:min-height="4.7083in" fo:min-width="6.8543in" fo:padding-top="0.0484in" fo:padding-bottom="0.0484in" fo:padding-left="0.0484in" fo:padding-right="0.0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svg:stroke-width="0.0799in" draw:marker-start-width="0.2575in" draw:marker-end-width="0.2575in" draw:fill="none" draw:textarea-horizontal-align="justify" draw:textarea-vertical-align="middle" draw:auto-grow-height="false" fo:min-height="3.0807in" fo:min-width="4.0236in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4" draw:name="Shape 2" draw:style-name="gr27" draw:text-style-name="P3" svg:width="6.8543in" svg:height="4.7087in" svg:x="0.0402in" svg:y="-0.3819in"><text:p/><draw:enhanced-geometry svg:viewBox="0 0 21600 21600" draw:type="rectangle" draw:enhanced-path="M 0 0 L 21600 0 21600 21600 0 21600 0 0 Z N"/></draw:custom-shape><draw:custom-shape text:anchor-type="paragraph" draw:z-index="3" draw:name="Shape 1" draw:style-name="gr28" draw:text-style-name="P3" svg:width="4.1016in" svg:height="3.1587in" svg:x="1.4161in" svg:y="0.3016in"><text:p/><draw:enhanced-geometry svg:viewBox="0 0 21600 21600" draw:type="rectangle" draw:enhanced-path="M 0 0 L 21600 0 21600 21600 0 21600 0 0 Z N"/></draw:custom-shape><draw:custom-shape text:anchor-type="paragraph" draw:z-index="27" draw:name="Shape 23" draw:style-name="gr7" draw:text-style-name="P3" svg:width="3.6953in" svg:height="2.0512in" svg:x="1.6575in" svg:y="1.102in"><text:p/><draw:enhanced-geometry svg:viewBox="0 0 21600 21600" draw:type="rectangle" draw:enhanced-path="M 0 0 L 21600 0 21600 21600 0 21600 0 0 Z N"/></draw:custom-shape><draw:frame draw:style-name="fr6" draw:name="Image1" text:anchor-type="char" svg:x="0.1339in" svg:y="0.1291in" svg:width="6.8134in" svg:height="3.9898in" draw:z-index="2"><draw:image xlink:href="Pictures/1000000100000780000004384A6E2A4629E5B83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1"><draw:custom-shape text:anchor-type="paragraph" draw:z-index="5" draw:name="Shape 3" draw:style-name="gr26" draw:text-style-name="P3" svg:width="6.7677in" svg:height="4.7087in" svg:x="0.111in" svg:y="0.4098in"><text:p/><draw:enhanced-geometry svg:viewBox="0 0 21600 21600" draw:type="rectangle" draw:enhanced-path="M 0 0 L 21600 0 21600 21600 0 21600 0 0 Z N"/></draw:custom-shape><draw:custom-shape text:anchor-type="paragraph" draw:z-index="6" draw:name="Shape 4" draw:style-name="gr25" draw:text-style-name="P3" svg:width="5.248in" svg:height="2.9587in" svg:x="0.7236in" svg:y="0.5618in"><text:p/><draw:enhanced-geometry svg:viewBox="0 0 21600 21600" draw:type="rectangle" draw:enhanced-path="M 0 0 L 21600 0 21600 21600 0 21600 0 0 Z N"/></draw:custom-shape><draw:custom-shape text:anchor-type="paragraph" draw:z-index="28" draw:name="Shape 25" draw:style-name="gr6" draw:text-style-name="P3" svg:width="6.8543in" svg:height="4.7087in" svg:x="0.0665in" svg:y="0.4362in"><text:p/><draw:enhanced-geometry svg:viewBox="0 0 21600 21600" draw:type="rectangle" draw:enhanced-path="M 0 0 L 21600 0 21600 21600 0 21600 0 0 Z N"/></draw:custom-shape><draw:custom-shape text:anchor-type="paragraph" draw:z-index="32" draw:name="Shape 28" draw:style-name="gr2" draw:text-style-name="P3" svg:width="5.174in" svg:height="1.285in" svg:x="0.7854in" svg:y="3.6591in"><text:p/><draw:enhanced-geometry svg:viewBox="0 0 21600 21600" draw:type="rectangle" draw:enhanced-path="M 0 0 L 21600 0 21600 21600 0 21600 0 0 Z N"/></draw:custom-shape><draw:frame draw:style-name="fr5" draw:name="Image2" text:anchor-type="char" svg:x="-0.7874in" svg:y="0.0256in" svg:width="7.3244in" svg:height="5.0217in" draw:z-index="1"><draw:image xlink:href="Pictures/10000001000007800000043833BD454D7C94D675.png" xlink:type="simple" xlink:show="embed" xlink:actuate="onLoad" draw:mime-type="image/png"/></draw:frame></text:p>
      <text:p text:style-name="Standard"><draw:custom-shape text:anchor-type="paragraph" draw:z-index="8" draw:name="Shape 6" draw:style-name="gr24" draw:text-style-name="P3" svg:width="7.4795in" svg:height="0.3732in" svg:x="-0.2472in" svg:y="-0.0972in"><text:p/><draw:enhanced-geometry svg:viewBox="0 0 21600 21600" draw:type="rectangle" draw:enhanced-path="M 0 0 L 21600 0 21600 21600 0 21600 0 0 Z N"/></draw:custom-shape><draw:custom-shape text:anchor-type="paragraph" draw:z-index="9" draw:name="Shape 5" draw:style-name="gr23" svg:width="0.0012in" svg:height="0.0732in" svg:x="0.5362in" svg:y="0.0047in"><text:p/><draw:enhanced-geometry svg:viewBox="0 0 21600 21600" draw:type="rectangle" draw:enhanced-path="M 0 0 L 21600 0 21600 21600 0 21600 0 0 Z N"/></draw:custom-shape><draw:custom-shape text:anchor-type="paragraph" draw:z-index="10" draw:name="Shape 7" draw:style-name="gr22" draw:text-style-name="P3" svg:width="7.4067in" svg:height="0.3858in" svg:x="-0.289in" svg:y="5.302in"><text:p/><draw:enhanced-geometry svg:viewBox="0 0 21600 21600" draw:type="rectangle" draw:enhanced-path="M 0 0 L 21600 0 21600 21600 0 21600 0 0 Z N"/></draw:custom-shape><draw:custom-shape text:anchor-type="paragraph" draw:z-index="14" draw:name="Shape 11" draw:style-name="gr19" draw:text-style-name="P3" svg:width="4.2921in" svg:height="4.4067in" svg:x="0.2217in" svg:y="5.8543in"><text:p/><draw:enhanced-geometry svg:viewBox="0 0 21600 21600" draw:type="rectangle" draw:enhanced-path="M 0 0 L 21600 0 21600 21600 0 21600 0 0 Z N"/></draw:custom-shape><draw:custom-shape text:anchor-type="paragraph" draw:z-index="25" draw:name="Shape 21" draw:style-name="gr9" draw:text-style-name="P3" svg:width="4.5724in" svg:height="3.7717in" svg:x="-0.0091in" svg:y="0.4492in"><text:p/><draw:enhanced-geometry svg:viewBox="0 0 21600 21600" draw:type="rectangle" draw:enhanced-path="M 0 0 L 21600 0 21600 21600 0 21600 0 0 Z N"/></draw:custom-shape><draw:custom-shape text:anchor-type="paragraph" draw:z-index="26" draw:name="Shape 22" draw:style-name="gr8" draw:text-style-name="P3" svg:width="3.8815in" svg:height="3.2862in" svg:x="0.2866in" svg:y="0.5728in"><text:p/><draw:enhanced-geometry svg:viewBox="0 0 21600 21600" draw:type="rectangle" draw:enhanced-path="M 0 0 L 21600 0 21600 21600 0 21600 0 0 Z N"/></draw:custom-shape><draw:custom-shape text:anchor-type="paragraph" draw:z-index="29" draw:name="Shape 26" draw:style-name="gr5" draw:text-style-name="P2" svg:width="7.8516in" svg:height="5.824in" svg:x="3.1563in" svg:y="10.0689in"><text:p/><draw:enhanced-geometry svg:viewBox="0 0 21600 21600" draw:type="rectangle" draw:enhanced-path="M 0 0 L 21600 0 21600 21600 0 21600 0 0 Z N"/></draw:custom-shape><draw:custom-shape text:anchor-type="paragraph" draw:z-index="33" draw:name="Shape 30" draw:style-name="gr1" draw:text-style-name="P2" svg:width="7.7016in" svg:height="5.1394in" svg:x="-0.3717in" svg:y="-0.4118in"><text:p/><draw:enhanced-geometry svg:viewBox="0 0 21600 21600" draw:type="rectangle" draw:enhanced-path="M 0 0 L 21600 0 21600 21600 0 21600 0 0 Z N"/></draw:custom-shape><draw:frame draw:style-name="fr4" draw:name="Image3" text:anchor-type="char" svg:x="-0.3929in" svg:y="-0.4118in" svg:width="7.7228in" svg:height="5.3134in" draw:z-index="7"><draw:image xlink:href="Pictures/1000000100000780000004382A7DCE31742A244B.png" xlink:type="simple" xlink:show="embed" xlink:actuate="onLoad" draw:mime-type="image/png"/></draw:frame><draw:frame draw:style-name="fr3" draw:name="Image4" text:anchor-type="char" svg:x="-0.372in" svg:y="4.9839in" svg:width="7.6693in" svg:height="5.8591in" draw:z-index="0"><draw:image xlink:href="Pictures/1000000100000780000004386DB8F3935F7D6BAF.png" xlink:type="simple" xlink:show="embed" xlink:actuate="onLoad" draw:mime-type="image/png"/></draw:frame><text:soft-page-break/></text:p>
      <text:p text:style-name="Standard"><draw:custom-shape text:anchor-type="paragraph" draw:z-index="12" draw:name="Shape 9" draw:style-name="gr21" draw:text-style-name="P3" svg:width="7.3024in" svg:height="0.3394in" svg:x="-0.1016in" svg:y="-0.1846in"><text:p/><draw:enhanced-geometry svg:viewBox="0 0 21600 21600" draw:type="rectangle" draw:enhanced-path="M 0 0 L 21600 0 21600 21600 0 21600 0 0 Z N"/></draw:custom-shape><draw:custom-shape text:anchor-type="paragraph" draw:z-index="13" draw:name="Shape 10" draw:style-name="gr20" draw:text-style-name="P3" svg:width="5.8441in" svg:height="10.0031in" svg:x="0.4299in" svg:y="0.7528in"><text:p/><draw:enhanced-geometry svg:viewBox="0 0 21600 21600" draw:type="rectangle" draw:enhanced-path="M 0 0 L 21600 0 21600 21600 0 21600 0 0 Z N"/></draw:custom-shape><draw:custom-shape text:anchor-type="paragraph" draw:z-index="24" draw:name="Shape 20" draw:style-name="gr10" draw:text-style-name="P3" svg:width="4.6776in" svg:height="1.2921in" svg:x="0.461in" svg:y="0.8571in"><text:p/><draw:enhanced-geometry svg:viewBox="0 0 21600 21600" draw:type="rectangle" draw:enhanced-path="M 0 0 L 21600 0 21600 21600 0 21600 0 0 Z N"/></draw:custom-shape><draw:custom-shape text:anchor-type="paragraph" draw:z-index="30" draw:name="Shape 8" draw:style-name="gr4" draw:text-style-name="P2" svg:width="7.7642in" svg:height="11.424in" svg:x="-0.3717in" svg:y="-0.5764in"><text:p/><draw:enhanced-geometry svg:viewBox="0 0 21600 21600" draw:type="rectangle" draw:enhanced-path="M 0 0 L 21600 0 21600 21600 0 21600 0 0 Z N"/></draw:custom-shape><draw:frame draw:style-name="fr2" draw:name="Image5" text:anchor-type="char" svg:x="-0.5492in" svg:y="-0.7874in" svg:width="7.7602in" svg:height="11.6929in" draw:z-index="11"><draw:image xlink:href="Pictures/100000010000078000000438E133E57B3968531C.png" xlink:type="simple" xlink:show="embed" xlink:actuate="onLoad" draw:mime-type="image/png"/></draw:frame><text:soft-page-break/></text:p>
      <text:p text:style-name="Standard"><draw:custom-shape text:anchor-type="paragraph" draw:z-index="16" draw:name="Shape 12" draw:style-name="gr18" draw:text-style-name="P3" svg:width="6.1807in" svg:height="11.0142in" svg:x="0.1661in" svg:y="-0.2437in"><text:p/><draw:enhanced-geometry svg:viewBox="0 0 21600 21600" draw:type="rectangle" draw:enhanced-path="M 0 0 L 21600 0 21600 21600 0 21600 0 0 Z N"/></draw:custom-shape><draw:custom-shape text:anchor-type="paragraph" draw:z-index="17" draw:name="Shape 13" draw:style-name="gr17" draw:text-style-name="P3" svg:width="5.8961in" svg:height="0.2642in" svg:x="0.2681in" svg:y="-0.2071in"><text:p/><draw:enhanced-geometry svg:viewBox="0 0 21600 21600" draw:type="rectangle" draw:enhanced-path="M 0 0 L 21600 0 21600 21600 0 21600 0 0 Z N"/></draw:custom-shape><draw:custom-shape text:anchor-type="paragraph" draw:z-index="18" draw:name="Shape 14" draw:style-name="gr16" draw:text-style-name="P3" svg:width="5.778in" svg:height="10.2921in" svg:x="0.3047in" svg:y="0.2839in"><text:p/><draw:enhanced-geometry svg:viewBox="0 0 21600 21600" draw:type="rectangle" draw:enhanced-path="M 0 0 L 21600 0 21600 21600 0 21600 0 0 Z N"/></draw:custom-shape><draw:custom-shape text:anchor-type="paragraph" draw:z-index="19" draw:name="Shape 15" draw:style-name="gr15" draw:text-style-name="P3" svg:width="4.278in" svg:height="0.2996in" svg:x="0.4854in" svg:y="8.048in"><text:p/><draw:enhanced-geometry svg:viewBox="0 0 21600 21600" draw:type="rectangle" draw:enhanced-path="M 0 0 L 21600 0 21600 21600 0 21600 0 0 Z N"/></draw:custom-shape><draw:custom-shape text:anchor-type="paragraph" draw:z-index="20" draw:name="Shape 16" draw:style-name="gr14" draw:text-style-name="P3" svg:width="2.5142in" svg:height="0.3335in" svg:x="0.8327in" svg:y="8.6453in"><text:p/><draw:enhanced-geometry svg:viewBox="0 0 21600 21600" draw:type="rectangle" draw:enhanced-path="M 0 0 L 21600 0 21600 21600 0 21600 0 0 Z N"/></draw:custom-shape><draw:custom-shape text:anchor-type="paragraph" draw:z-index="21" draw:name="Shape 17" draw:style-name="gr13" draw:text-style-name="P3" svg:width="3.8197in" svg:height="1.1787in" svg:x="0.5689in" svg:y="8.4252in"><text:p/><draw:enhanced-geometry svg:viewBox="0 0 21600 21600" draw:type="rectangle" draw:enhanced-path="M 0 0 L 21600 0 21600 21600 0 21600 0 0 Z N"/></draw:custom-shape><draw:custom-shape text:anchor-type="paragraph" draw:z-index="22" draw:name="Shape 18" draw:style-name="gr12" draw:text-style-name="P3" svg:width="4.3768in" svg:height="3.763in" svg:x="0.4646in" svg:y="6.7354in"><text:p/><draw:enhanced-geometry svg:viewBox="0 0 21600 21600" draw:type="rectangle" draw:enhanced-path="M 0 0 L 21600 0 21600 21600 0 21600 0 0 Z N"/></draw:custom-shape><draw:custom-shape text:anchor-type="paragraph" draw:z-index="23" draw:name="Shape 19" draw:style-name="gr11" draw:text-style-name="P3" svg:width="4.1925in" svg:height="6.1717in" svg:x="0.5756in" svg:y="0.3783in"><text:p/><draw:enhanced-geometry svg:viewBox="0 0 21600 21600" draw:type="rectangle" draw:enhanced-path="M 0 0 L 21600 0 21600 21600 0 21600 0 0 Z N"/></draw:custom-shape><draw:custom-shape text:anchor-type="paragraph" draw:z-index="31" draw:name="Shape 27" draw:style-name="gr3" draw:text-style-name="P2" svg:width="1.1906in" svg:height="0.235in" svg:x="1.8098in" svg:y="10.1984in"><text:p/><draw:enhanced-geometry svg:viewBox="0 0 21600 21600" draw:type="rectangle" draw:enhanced-path="M 0 0 L 21600 0 21600 21600 0 21600 0 0 Z N"/></draw:custom-shape><draw:frame draw:style-name="fr1" draw:name="Image6" text:anchor-type="char" svg:x="-0.039in" svg:y="-0.5516in" svg:width="6.5673in" svg:height="11.5091in" draw:z-index="15"><draw:image xlink:href="Pictures/100000010000078000000438D869F8C6C968CF15.png" xlink:type="simple" xlink:show="embed" xlink:actuate="onLoad" draw:mime-type="image/png"/></draw:frame><text:soft-page-break/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0T12:36:41.897845859</meta:creation-date>
    <meta:editing-duration>PT33M38S</meta:editing-duration>
    <meta:editing-cycles>5</meta:editing-cycles>
    <meta:generator>LibreOffice/7.3.5.2$Linux_X86_64 LibreOffice_project/30$Build-2</meta:generator>
    <dc:date>2022-08-16T17:29:43.227611370</dc:date>
    <meta:document-statistic meta:table-count="0" meta:image-count="6" meta:object-count="0" meta:page-count="5" meta:paragraph-count="0" meta:word-count="0" meta:character-count="0" meta:non-whitespace-character-count="0"/>
  </office:meta>
</office:document-meta>
</file>